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395cm" loext:contextual-spacing="false" fo:line-height="107%" fo:text-align="start" style:justify-single-word="false" fo:text-indent="0cm" style:auto-text-indent="false"/>
    </style:style>
    <style:style style:name="P2" style:family="paragraph" style:parent-style-name="Normal">
      <style:paragraph-properties fo:margin-left="4.999cm" fo:margin-right="0cm" fo:margin-top="0cm" fo:margin-bottom="0.39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26cm" fo:margin-right="0cm" fo:text-indent="4.999cm" style:auto-text-indent="false">
        <style:tab-stops/>
      </style:paragraph-properties>
    </style:style>
    <style:style style:name="P4" style:family="paragraph" style:parent-style-name="Normal">
      <style:paragraph-properties fo:margin-left="0.018cm" fo:margin-right="-0.018cm" fo:margin-top="0cm" fo:margin-bottom="0.22cm" loext:contextual-spacing="false" fo:line-height="107%" fo:text-align="end" style:justify-single-word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-0.026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26cm" fo:margin-right="0cm" fo:margin-top="0cm" fo:margin-bottom="0.39cm" loext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26cm" fo:margin-right="0cm" fo:margin-top="0cm" fo:margin-bottom="0cm" loext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499cm" fo:margin-right="0cm" fo:margin-top="0cm" fo:margin-bottom="0.39cm" loext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499cm" fo:margin-right="0cm" fo:margin-top="0cm" fo:margin-bottom="0.39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499cm" fo:margin-right="0cm" fo:margin-top="0cm" fo:margin-bottom="0.2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499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Heading_20_2">
      <style:paragraph-properties fo:margin-left="0cm" fo:margin-right="0.014cm" fo:text-indent="0cm" style:auto-text-indent="false"/>
    </style:style>
    <style:style style:name="P13" style:family="paragraph" style:parent-style-name="Heading_20_2">
      <style:paragraph-properties fo:margin-left="0cm" fo:margin-right="0.011cm" fo:text-indent="0cm" style:auto-text-indent="false"/>
    </style:style>
    <style:style style:name="P14" style:family="paragraph" style:parent-style-name="Heading_20_2">
      <style:paragraph-properties fo:margin-left="0.49cm" fo:margin-right="0cm" fo:margin-top="0cm" fo:margin-bottom="0.392cm" loext:contextual-spacing="false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 style:master-page-name="MP0">
      <style:paragraph-properties fo:margin-left="0cm" fo:margin-right="0cm" fo:margin-top="0cm" fo:margin-bottom="0.395cm" loext:contextual-spacing="false" fo:line-height="107%" fo:text-align="start" style:justify-single-word="false" fo:text-indent="0cm" style:auto-text-indent="false" style:page-number="auto" fo:break-before="page"/>
    </style:style>
    <style:style style:name="P16" style:family="paragraph" style:parent-style-name="Normal">
      <style:paragraph-properties fo:margin-left="0cm" fo:margin-right="0cm" fo:margin-top="0cm" fo:margin-bottom="0.171cm" loext:contextual-spacing="false" fo:text-align="start" style:justify-single-word="false" fo:text-indent="0cm" style:auto-text-indent="false"/>
      <style:text-properties officeooo:paragraph-rsid="0007f58d"/>
    </style:style>
    <style:style style:name="P17" style:family="paragraph" style:parent-style-name="Normal" style:list-style-name="L1">
      <style:paragraph-properties fo:margin-left="0cm" fo:margin-right="0cm" fo:margin-top="0cm" fo:margin-bottom="0.395cm" loext:contextual-spacing="false" fo:line-height="107%" fo:text-indent="-0.457cm" style:auto-text-indent="false"/>
    </style:style>
    <style:style style:name="P18" style:family="paragraph" style:parent-style-name="Normal" style:list-style-name="L1">
      <style:paragraph-properties fo:margin-left="0cm" fo:margin-right="0cm" fo:margin-top="0cm" fo:margin-bottom="0.39cm" loext:contextual-spacing="false" fo:line-height="107%" fo:text-indent="-0.457cm" style:auto-text-indent="false"/>
    </style:style>
    <style:style style:name="P19" style:family="paragraph" style:parent-style-name="Normal">
      <style:paragraph-properties fo:margin-left="-0.026cm" fo:margin-right="0cm" fo:text-indent="0cm" style:auto-text-indent="false">
        <style:tab-stops/>
      </style:paragraph-properties>
      <style:text-properties officeooo:paragraph-rsid="0005718b"/>
    </style:style>
    <style:style style:name="P20" style:family="paragraph" style:parent-style-name="Normal">
      <style:paragraph-properties fo:margin-left="0.49cm" fo:margin-right="0cm" fo:margin-top="0cm" fo:margin-bottom="0.392cm" loext:contextual-spacing="false" fo:line-height="107%" fo:text-align="center" style:justify-single-word="false" fo:text-indent="-0.018cm" style:auto-text-indent="false">
        <style:tab-stops/>
      </style:paragraph-properties>
    </style:style>
    <style:style style:name="P21" style:family="paragraph" style:parent-style-name="Normal">
      <style:paragraph-properties fo:margin-left="0.499cm" fo:margin-right="0cm" fo:margin-top="0cm" fo:margin-bottom="0.395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499cm" fo:margin-right="0cm" fo:margin-top="0cm" fo:margin-bottom="0.395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7f58d"/>
    </style:style>
    <style:style style:name="P23" style:family="paragraph" style:parent-style-name="Normal">
      <style:paragraph-properties fo:margin-left="0.499cm" fo:margin-right="0cm" fo:margin-top="0cm" fo:margin-bottom="0.326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7f58d"/>
    </style:style>
    <style:style style:name="P24" style:family="paragraph" style:parent-style-name="Normal">
      <style:paragraph-properties fo:margin-left="0.49cm" fo:margin-right="0cm" fo:margin-top="0cm" fo:margin-bottom="0.392cm" loext:contextual-spacing="false" fo:text-align="center" style:justify-single-word="false" fo:text-indent="0cm" style:auto-text-indent="false">
        <style:tab-stops/>
      </style:paragraph-properties>
    </style:style>
    <style:style style:name="P25" style:family="paragraph" style:parent-style-name="Heading_20_1">
      <style:paragraph-properties fo:margin-left="0cm" fo:margin-right="0.011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f58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officeooo:rsid="0005718b"/>
    </style:style>
    <style:style style:name="T7" style:family="text">
      <style:text-properties officeooo:rsid="0006b687"/>
    </style:style>
    <style:style style:name="T8" style:family="text">
      <style:text-properties officeooo:rsid="0007f58d"/>
    </style:style>
    <text:list-style style:name="L1">
      <text:list-level-style-number text:level="1" text:style-name="WW_5f_CharLFO1LVL1" style:num-suffix=")" style:num-format="a" style:num-letter-sync="true">
        <style:list-level-properties text:list-level-position-and-space-mode="label-alignment">
          <style:list-level-label-alignment text:label-followed-by="listtab" fo:margin-left="0.956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2.404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674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944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6.214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7.484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754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10.024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/></text:p>
      <text:h text:style-name="Heading_20_1" text:outline-level="1">CONTRATO PARA DESENVOLVIMENTO DE SOFTWARE </text:h>
      <text:p text:style-name="P2"><text:s/></text:p>
      <text:p text:style-name="P3">Pelo presente instrumento particular de contrato de <text:span text:style-name="T6">venda de produto</text:span>, as partes abaixo qualificadas, através de seus representantes legais no final assinados, resolvem ajustar as cláusulas seguintes: </text:p>
      <text:p text:style-name="P4"><text:span text:style-name="Default_20_Paragraph_20_Font"><text:span text:style-name="T1">CONTRATANTE:</text:span></text:span> <text:span text:style-name="T6">Nome da empresa ou pessoa física</text:span>, </text:p>
      <text:p text:style-name="P5"><text:span text:style-name="T6">CPF(pessoa física) / CNPJ(pessoa jurídica)</text:span>, <text:span text:style-name="T6">endereço (Rua, Número, Bairro, CEP, Cidade, Estado)</text:span>. </text:p>
      <text:p text:style-name="P19"><text:span text:style-name="Default_20_Paragraph_20_Font"><text:span text:style-name="T1"><text:tab/><text:tab/><text:tab/>CONTRATADA:</text:span></text:span> <text:span text:style-name="T6">Nome do desenvolvedor</text:span>, <text:span text:style-name="T6">endereço (Rua, Número, Bairro, CEP, Cidade, Estado)</text:span>, <text:span text:style-name="T6">CPF.</text:span></text:p>
      <text:p text:style-name="P19"/>
      <text:h text:style-name="P12" text:outline-level="2">1. OBJETO DO CONTRATO </text:h>
      <text:p text:style-name="P5"><text:span text:style-name="Default_20_Paragraph_20_Font"><text:span text:style-name="T1">1.1.</text:span></text:span> O presente contrato tem por objetivo o desenvolvimento de um <text:span text:style-name="T6">aplicativo</text:span> de <text:span text:style-name="T6">agendamento</text:span> de <text:span text:style-name="T6">barbearia</text:span>. </text:p>
      <text:p text:style-name="P16"><text:span text:style-name="Default_20_Paragraph_20_Font"><text:span text:style-name="T1">1.2.</text:span></text:span> O período de vigência deste contrato é de 18 meses, prorrogado automaticamente por períodos iguais e sucessivos, salvo em caso de comunicação por escrito por uma parte à outra com no mínimo 30 dias de antecedência.</text:p>
      <text:p text:style-name="P16"><text:span text:style-name="Default_20_Paragraph_20_Font"><text:span text:style-name="T1">1.3.</text:span></text:span> A CONTRATANTE será responsável por definir os projetos a que se refere o item 1.1, especificando sua abrangência e prazo. </text:p>
      <text:p text:style-name="P5"><text:span text:style-name="Default_20_Paragraph_20_Font"><text:span text:style-name="T1">1.4.</text:span></text:span> Os projetos serão iniciados pela CONTRATADA em até 07 dias, contando da emissão de ADITIVOS a este Contrato nos quais deverão constar o escopo do projeto e prazo para a sua execução. </text:p>
      <text:p text:style-name="P5"><text:span text:style-name="Default_20_Paragraph_20_Font"><text:span text:style-name="T1">1.5.</text:span></text:span> Os trabalhos serão realizados pela CONTRATADA, de acordo com as especificações técnicas fornecidas pela CONTRATANTE. </text:p>
      <text:h text:style-name="P13" text:outline-level="2">2. CONDIÇÕES COMERCIAIS<text:span text:style-name="Default_20_Paragraph_20_Font"><text:span text:style-name="T3"> </text:span></text:span></text:h>
      <text:p text:style-name="P5"><text:span text:style-name="Default_20_Paragraph_20_Font"><text:span text:style-name="T1">2.1.</text:span></text:span> Pelo projeto pactuado no item “1”, a CONTRATANTE pagará à CONTRATADA o valor <text:span text:style-name="T6">total </text:span>de R$ 1<text:span text:style-name="T6">9.250</text:span>,<text:span text:style-name="T6">0</text:span>0 referente <text:s/><text:span text:style-name="T7">ao</text:span> desenvolvimento e consultoria. </text:p>
      <text:p text:style-name="P5"><text:soft-page-break/><text:span text:style-name="Default_20_Paragraph_20_Font"><text:span text:style-name="T1">2.2.</text:span></text:span> <text:span text:style-name="T7">A</text:span>pós a entrega de forma satisfatória do <text:span text:style-name="T7">aplicativo</text:span>, de acordo com <text:span text:style-name="T7">a</text:span> entrega e escopo pré-definido por ambas as partes, <text:span text:style-name="T7">terá garantia de 3 meses. A garantia</text:span> não inclui mudanças ou novas funcionalidades no sistema.</text:p>
      <text:h text:style-name="Heading_20_2" text:outline-level="2">3. OBRIGAÇÕES DA CONTRATADA </text:h>
      <text:p text:style-name="P5"><text:span text:style-name="Default_20_Paragraph_20_Font"><text:span text:style-name="T1">3.1.</text:span></text:span> Executar os projetos de trata o item 1, com estrita observância das especificações técnicas indicadas pela CONTRATANTE. </text:p>
      <text:p text:style-name="P6"><text:span text:style-name="Default_20_Paragraph_20_Font"><text:span text:style-name="T1">3.</text:span></text:span><text:span text:style-name="Default_20_Paragraph_20_Font"><text:span text:style-name="T2">2</text:span></text:span><text:span text:style-name="Default_20_Paragraph_20_Font"><text:span text:style-name="T1">.</text:span></text:span> Garantir que a instalação, a elaboração de novos programas, objeto deste ajuste, não infrinjam quaisquer direitos de propriedade intelectual, tais como patentes e direitos autorais, responsabilizando-se pelos prejuízos resultantes e eventuais demandas relativas à propriedade dos programas. </text:p>
      <text:p text:style-name="P5"><text:span text:style-name="Default_20_Paragraph_20_Font"><text:span text:style-name="T1">3.</text:span></text:span><text:span text:style-name="Default_20_Paragraph_20_Font"><text:span text:style-name="T2">3</text:span></text:span><text:span text:style-name="Default_20_Paragraph_20_Font"><text:span text:style-name="T1">.</text:span></text:span> Manter o mais absoluto sigilo sobre as informações, documentos e técnica transmitidos pela CONTRATANTE, para possibilitar a execução de projetos ora pactuados. </text:p>
      <text:p text:style-name="P5"><text:span text:style-name="Default_20_Paragraph_20_Font"><text:span text:style-name="T1">3.</text:span></text:span><text:span text:style-name="Default_20_Paragraph_20_Font"><text:span text:style-name="T2">4</text:span></text:span><text:span text:style-name="Default_20_Paragraph_20_Font"><text:span text:style-name="T1">.</text:span></text:span> <text:span text:style-name="T7">A manutenção</text:span> será dad<text:span text:style-name="T7">a</text:span> ao <text:span text:style-name="T7">aplicativo</text:span> <text:span text:style-name="T7">na ocorrência de alguma falha</text:span>. </text:p>
      <text:h text:style-name="P12" text:outline-level="2">4. OBRIGAÇÕES DA CONTRATANTE </text:h>
      <text:p text:style-name="P5"><text:span text:style-name="Default_20_Paragraph_20_Font"><text:span text:style-name="T1">4.1.</text:span></text:span> Colocar à disposição da CONTRATADA todas as informações que esta necessite, para consecução do objetivo do presente contrato.</text:p>
      <text:p text:style-name="P5"><text:span text:style-name="Default_20_Paragraph_20_Font"><text:span text:style-name="T1">4.</text:span></text:span><text:span text:style-name="Default_20_Paragraph_20_Font"><text:span text:style-name="T2">2</text:span></text:span><text:span text:style-name="Default_20_Paragraph_20_Font"><text:span text:style-name="T1">.</text:span></text:span> Responsabilizar-se por eventuais atrasos que possam ocorrer no projeto, decorrentes do não atendimento dos itens sob sua responsabilidade. </text:p>
      <text:h text:style-name="P25" text:outline-level="1">5.CONDIÇÕES GERAIS </text:h>
      <text:p text:style-name="P5"><text:span text:style-name="Default_20_Paragraph_20_Font"><text:span text:style-name="T1">5.</text:span></text:span><text:span text:style-name="Default_20_Paragraph_20_Font"><text:span text:style-name="T2">1</text:span></text:span><text:span text:style-name="Default_20_Paragraph_20_Font"><text:span text:style-name="T1">.</text:span></text:span> O presente contrato poderá ser rescindido pelas partes mediante notificação extrajudicial e escrito, com prazo de 30 dias permanecendo inalteradas as cláusulas e condições deste contrato. Poderá ainda o contrato ser rescindido independentemente de notificação por acordo entre as partes.</text:p>
      <text:p text:style-name="P5"><text:span text:style-name="Default_20_Paragraph_20_Font"><text:span text:style-name="T1">5.</text:span></text:span><text:span text:style-name="Default_20_Paragraph_20_Font"><text:span text:style-name="T2">2</text:span></text:span><text:span text:style-name="Default_20_Paragraph_20_Font"><text:span text:style-name="T1">.</text:span></text:span> Fica convencionado que a parte que reiteradamente infringir qualquer cláusula constante deste contrato pagará à outra parte <text:soft-page-break/>multa equivalente <text:span text:style-name="T8">a</text:span> <text:span text:style-name="T8">50% do valor total do produto</text:span>, sem prejuízo da rescisão automática ora pactuado. </text:p>
      <text:p text:style-name="P5"><text:span text:style-name="Default_20_Paragraph_20_Font"><text:span text:style-name="T1">5.7.</text:span></text:span> Nenhuma das partes será responsável perante a outra por qualquer falha ou atraso no cumprimento das obrigações constantes do presente contrato, causados por casos fortuitos ou força maior. <text:s/></text:p>
      <text:p text:style-name="P10"><text:s/></text:p>
      <text:p text:style-name="P7">E por estarem assim justas e acertadas, as partes firmam o presente instrumento em 2 (duas) vias de igual teor e forma, tudo na presença das duas testemunhas abaixo: </text:p>
      <text:p text:style-name="P1"><text:s/></text:p>
      <text:p text:style-name="P8"><text:span text:style-name="T8">Goiânia</text:span>, <text:span text:style-name="T8">xx</text:span> de <text:span text:style-name="T8">xxxx</text:span> de 20<text:span text:style-name="T8">xx</text:span></text:p>
      <text:p text:style-name="P9"><text:span text:style-name="Default_20_Paragraph_20_Font"><text:span text:style-name="T4"><text:s/></text:span></text:span></text:p>
      <text:p text:style-name="P20"><text:span text:style-name="Default_20_Paragraph_20_Font"><text:span text:style-name="T4">CONTRATANTE </text:span></text:span></text:p>
      <text:p text:style-name="P20"/>
      <text:p text:style-name="P21"><text:span text:style-name="Default_20_Paragraph_20_Font"><text:span text:style-name="T4">___________________________________________________</text:span></text:span></text:p>
      <text:p text:style-name="P21"><text:span text:style-name="Default_20_Paragraph_20_Font"><text:span text:style-name="T4"/></text:span></text:p>
      <text:p text:style-name="P20"><text:span text:style-name="Default_20_Paragraph_20_Font"><text:span text:style-name="T4">CONTRATADA </text:span></text:span></text:p>
      <text:p text:style-name="P20"><text:span text:style-name="Default_20_Paragraph_20_Font"><text:span text:style-name="T4"/></text:span></text:p>
      <text:p text:style-name="P22"><text:span text:style-name="Default_20_Paragraph_20_Font"><text:span text:style-name="T4"><text:s/>___________________________________________________</text:span></text:span></text:p>
      <text:p text:style-name="P22"><text:span text:style-name="Default_20_Paragraph_20_Font"><text:span text:style-name="T4"/></text:span></text:p>
      <text:h text:style-name="P14" text:outline-level="2"><text:span text:style-name="Default_20_Paragraph_20_Font"><text:span text:style-name="T5">TESTEMUNHAS </text:span></text:span></text:h>
      <text:p text:style-name="P24"><text:span text:style-name="Default_20_Paragraph_20_Font"><text:span text:style-name="T5"/></text:span></text:p>
      <text:p text:style-name="P23"><text:s/><text:span text:style-name="Default_20_Paragraph_20_Font"><text:span text:style-name="T4">___________________________________________________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>___________________________________________________</text:span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009cm" fo:margin-top="0cm" fo:margin-bottom="0.39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.009cm" fo:margin-top="0cm" fo:margin-bottom="0.39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cm" fo:margin-right="0.004cm" fo:margin-top="0cm" fo:margin-bottom="0.173cm" loext:contextual-spacing="false" fo:line-height="150%" fo:text-align="justify" style:justify-single-word="false" fo:hyphenation-ladder-count="no-limit" fo:text-indent="0.482cm" style:auto-text-indent="false"/>
      <style:text-properties fo:color="#000000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/>
    </style:style>
    <style:style style:name="Heading_20_2_20_Char" style:display-name="Heading 2 Char" style:family="text">
      <style:text-properties fo:color="#000000" style:font-name="Calibri" fo:font-family="Calibri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085cm" fo:margin-bottom="1.215cm" fo:margin-left="4.004cm" fo:margin-right="1.98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icrosoft Word - Contrato Flash Sistema Web.doc</dc:title>
    <dc:subject/>
    <meta:initial-creator>Jose Roberto</meta:initial-creator>
    <meta:creation-date>2019-12-08T16:13:00Z</meta:creation-date>
    <dc:date>2019-12-08T13:42:06.502454620</dc:date>
    <meta:editing-cycles>3</meta:editing-cycles>
    <meta:editing-duration>PT7M40S</meta:editing-duration>
    <meta:document-statistic meta:table-count="0" meta:image-count="0" meta:object-count="0" meta:page-count="3" meta:paragraph-count="40" meta:word-count="537" meta:character-count="3820" meta:non-whitespace-character-count="3281"/>
    <meta:template xlink:type="simple" xlink:actuate="onRequest" xlink:title="" xlink:href="Normal"/>
  </office:meta>
</office:document-meta>
</file>